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4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5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7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8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20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2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4" style:family="paragraph" style:parent-style-name="Standard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6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4"><text:soft-page-break/>Running in the Netherlands</text:p>
      <text:p text:style-name="P13">While in the Netherlands, I take every 3 miles of bike riding</text:p>
      <text:p text:style-name="P13">as equivalent to approximately 1 mile of running.</text:p>
      <text:p text:style-name="P16"/>
      <text:p text:style-name="P12"><text:span text:style-name="T2">Sat 4/1/2017</text:span> No running</text:p>
      <text:p text:style-name="P15">We flew to Amsterdam The Netherlands</text:p>
      <text:p text:style-name="P15"/>
      <text:p text:style-name="P15">Sun 4/2/2017 <text:span text:style-name="T1">2 miles</text:span></text:p>
      <text:p text:style-name="P15">I rode 5 miles on a bike.</text:p>
      <text:p text:style-name="P15"/>
      <text:p text:style-name="P15">Mon 4/3/2017 <text:s/><text:span text:style-name="T1">4 miles</text:span></text:p>
      <text:p text:style-name="P15">I ran 4 miles not very fast. <text:s/></text:p>
      <text:p text:style-name="P15"/>
      <text:p text:style-name="P15">Tues 4/4/2017 <text:span text:style-name="T1">5.8 miles</text:span></text:p>
      <text:p text:style-name="P15">In the morning I walked 2 miles. <text:s/>In the afternoon I ran 3.8 miles at various paces and averaged <text:s/>9:53/mile.</text:p>
      <text:p text:style-name="P15"/>
      <text:p text:style-name="P15">Wed 4/5/2017 <text:span text:style-name="T1">4 miles</text:span></text:p>
      <text:p text:style-name="P15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5"/>
      <text:p text:style-name="P15">Thurs 4/6/2017 <text:s/><text:span text:style-name="T1">0 miles</text:span></text:p>
      <text:p text:style-name="P15">I have a cold that was bad today.<text:span text:style-name="T1"> </text:span></text:p>
      <text:p text:style-name="P12"/>
      <text:p text:style-name="P15">Fri 4/7/2017<text:span text:style-name="T1"> <text:s/>0 miles</text:span></text:p>
      <text:p text:style-name="P15">I didn't run again because of my cold.</text:p>
      <text:p text:style-name="P12"/>
      <text:p text:style-name="P12">15.8 miles in the last week</text:p>
      <text:p text:style-name="P11"/>
      <text:p text:style-name="P11"/>
      <text:p text:style-name="P11"/>
      <text:p text:style-name="P11"/>
      <text:p text:style-name="P8"/>
      <text:p text:style-name="P17"><text:soft-page-break/><text:span text:style-name="T2">Sat 4/8/2017 <text:s/></text:span>4 miles</text:p>
      <text:p text:style-name="P18">I am feeling somewhat better.</text:p>
      <text:p text:style-name="P18">I ran 3 miles in about 30 minutes and walked 1 mile in about 14 minutes.</text:p>
      <text:p text:style-name="P18"/>
      <text:p text:style-name="P18">Sun 4/9/2017 <text:span text:style-name="T1">2 miles</text:span></text:p>
      <text:p text:style-name="P18">I rode 6 miles on a bike which I take equivalent to 2 miles of running </text:p>
      <text:p text:style-name="P18"/>
      <text:p text:style-name="P18">Mon 4/10/2017 <text:span text:style-name="T1">0 miles</text:span></text:p>
      <text:p text:style-name="P18">I am still sick and did not run.</text:p>
      <text:p text:style-name="P18"/>
      <text:p text:style-name="P18">Tues 4/11/2017 <text:span text:style-name="T1">2 miles <text:s/></text:span></text:p>
      <text:p text:style-name="P18">I walked 2 miles in about 28 minutes. <text:s/>I am feeling better than yesterday.</text:p>
      <text:p text:style-name="P18"/>
      <text:p text:style-name="P18">Wed 4/12/2017 <text:span text:style-name="T1">4 miles</text:span></text:p>
      <text:p text:style-name="P18">I ran 3 miles averaging 8:57/mile and walked 1 mile in about 14 minutes.</text:p>
      <text:p text:style-name="P18"/>
      <text:p text:style-name="P18">Thur 4/13/2017 <text:span text:style-name="T1">5 miles</text:span></text:p>
      <text:p text:style-name="P18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8">I rested 2:00 and ran and walked 1 mile in about 12:00. </text:p>
      <text:p text:style-name="P18"/>
      <text:p text:style-name="P18">Fri 4/14/2017 <text:span text:style-name="T1">4.5 miles</text:span></text:p>
      <text:p text:style-name="P18">I ran 4 miles on a bike path and averaged 8:38/mile with the last ½ mile in 4:03 and rested 8 minutes. <text:s/>Then I walked a ½ mile in 6:19. </text:p>
      <text:p text:style-name="P25"><text:span text:style-name="T1">21.5 miles in the last week</text:span> </text:p>
      <text:p text:style-name="P17"/>
      <text:p text:style-name="P18">Sat 4/15/2017<text:span text:style-name="T1"> 5 miles</text:span></text:p>
      <text:p text:style-name="P18">I ran 4 miles on bike paths averaging 8:24/mile with the last mile in 8:07 and then walked slowly for ¼ mile. <text:s/>Then I walked a ¾ mile at 12:32/mile pace. </text:p>
      <text:p text:style-name="P18"/>
      <text:p text:style-name="P18">Sun 4/16/2017 <text:span text:style-name="T1">5 miles</text:span></text:p>
      <text:p text:style-name="P18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8"/>
      <text:p text:style-name="P18">Mon 4/17/2017 <text:span text:style-name="T1">6 miles</text:span></text:p>
      <text:p text:style-name="P18">I ran 3 miles on bike and walking paths averaging 8:55/miles and rested 4:00. <text:s/></text:p>
      <text:p text:style-name="P18">Then I walked 1 mile in 12:05. <text:s/>Later in the day I rode 6 miles on a bike which I take to be equivalent to 2 miles of <text:s/>running.</text:p>
      <text:p text:style-name="P18"/>
      <text:p text:style-name="P18">Tues 4/18/2017 <text:s/><text:span text:style-name="T1">3 miles</text:span></text:p>
      <text:p text:style-name="P19">I walked and ran 3 miles averaging 11:30/mile on bike and walking paths. I ran ¼ mile, walked ¼ mile and repeated to the end. <text:s/>My running pace was about 10:00/mile and walking pace about 13:00/mile. </text:p>
      <text:p text:style-name="P19"/>
      <text:p text:style-name="P19">Wed-Fri 4/19-21/2017 <text:span text:style-name="T1">0 miles</text:span></text:p>
      <text:p text:style-name="P19">No running. <text:s/>My cold got bad again.</text:p>
      <text:p text:style-name="P20"/>
      <text:p text:style-name="P20">19 miles in the last week</text:p>
      <text:p text:style-name="P21"><text:soft-page-break/>Sat 4/22/2017 <text:span text:style-name="T1">4 miles</text:span></text:p>
      <text:p text:style-name="P21">I ran 3 miles on a bike path averaging 9:43/mile including a ½ mile in 4:13 and rested 4 minutes.</text:p>
      <text:p text:style-name="P21">I walked a mile in 12:15.</text:p>
      <text:p text:style-name="P21"/>
      <text:p text:style-name="P21">Sun 4/23/2017 <text:span text:style-name="T1">0 miles </text:span></text:p>
      <text:p text:style-name="P22"/>
      <text:p text:style-name="P21">Mon 4/24/2017<text:span text:style-name="T1"> 5.25 miles</text:span></text:p>
      <text:p text:style-name="P21">I ran 4 miles on walking paths and bike paths and averaged 8:45/mile. The last ½ mile was in 3:59.</text:p>
      <text:p text:style-name="P21">I walked slowly for ¼ mile and then walked 1 mile in 12:10. I felt a lot better than 2 days ago.</text:p>
      <text:p text:style-name="P21"/>
      <text:p text:style-name="P21">Tues 4/25/2017 <text:span text:style-name="T1">0 miles</text:span></text:p>
      <text:p text:style-name="P22">We flew back to the US from Amsterdam.</text:p>
      <text:p text:style-name="P21"/>
      <text:p text:style-name="P21">Wed 4/26/2017 <text:s/><text:span text:style-name="T1">4 miles</text:span></text:p>
      <text:p text:style-name="P21">I ran and walked 4 miles on hilly roads in Meadville and averaged 10:57.</text:p>
      <text:p text:style-name="P21"/>
      <text:p text:style-name="P21">Thur 4/27/2017 <text:s/><text:span text:style-name="T1">5 miles</text:span></text:p>
      <text:p text:style-name="P21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21">1 minute and ran a mile in 7:45. </text:p>
      <text:p text:style-name="P21"/>
      <text:p text:style-name="P21">Fri 4/28/2017 <text:span text:style-name="T1">4 miles</text:span></text:p>
      <text:p text:style-name="P21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21"/>
      <text:p text:style-name="P21"><text:s/><text:span text:style-name="T1">22.25 miles in the last week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01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  <text:p text:style-name="P4"/>
      <text:p text:style-name="P4">Thur 5/4/2017 <text:span text:style-name="T1">6 miles</text:span></text:p>
      <text:p text:style-name="P4">I ran and walked 3 miles on the indoor track. <text:s/>At the end of each ½ mile I walked 110 yards. My running pace was about 10:00/mile, walking pace about 14:00/mile and overall pace 11:00/mile. <text:s/>After resting 8 minutes, I jogged and ran on a treadmill. <text:s/>I jogged ¼ mile, ran ¼ mile and repeated until I reached 2 miles. <text:s/>My jogging pace was about 10:00/mile, running pace was 8:00/mile and overall pace about 9:00/mile. I warmed down by walking a ½ mile in 6:30 and then jogging ½ mile home.</text:p>
      <text:p text:style-name="P4"/>
      <text:p text:style-name="P4">Fri 5/5/2017 <text:span text:style-name="T1">4 miles</text:span></text:p>
      <text:p text:style-name="P4">On a treadmill:</text:p>
      <text:p text:style-name="P4">I warmed up with 2 miles: 9:59 + 8:45 = 16:44 with a ¼ mile in 2:00 during the last ½ mile. </text:p>
      <text:p text:style-name="P4">rested 3 minutes</text:p>
      <text:p text:style-name="P4">I ran and then walked a total of 2 miles:</text:p>
      <text:p text:style-name="P4">¼ mile in about 2:30</text:p>
      <text:p text:style-name="P4">1 mile in 4:00 + 3:45 = 7:45</text:p>
      <text:p text:style-name="P4">¼ mile in about 2:30</text:p>
      <text:p text:style-name="P4">½ mile walk in 6:25</text:p>
      <text:p text:style-name="P4"/>
      <text:p text:style-name="P3">34 miles in the last week</text:p>
      <text:p text:style-name="P3"/>
      <text:p text:style-name="P3"/>
      <text:p text:style-name="P3"/>
      <text:p text:style-name="P3"/>
      <text:p text:style-name="P22"><text:soft-page-break/><text:span text:style-name="T2">Sat 5/6/2017</text:span> 5 miles</text:p>
      <text:p text:style-name="P21">I ran and walked 5 miles on the Ernst Trail with Jim Fitch and averaged 12:35/mile. </text:p>
      <text:p text:style-name="P21"/>
      <text:p text:style-name="P21">Sun 5/7/2017 <text:span text:style-name="T1">no running</text:span></text:p>
      <text:p text:style-name="P21"/>
      <text:p text:style-name="P21">Mon 5/8/2017 <text:span text:style-name="T1">4.5 miles</text:span></text:p>
      <text:p text:style-name="P21">I ran ½ mile to the gym.</text:p>
      <text:p text:style-name="P21">On a treadmill:</text:p>
      <text:p text:style-name="P21">2 miles in 9:58 + 8:46 = 18:44. The last ½ mile included ¼ mile in 2:00.</text:p>
      <text:p text:style-name="P21">5 minute rest</text:p>
      <text:p text:style-name="P21">¼ mile in about 2:30</text:p>
      <text:p text:style-name="P21">1 mile going faster as I ran with a pace of 6:58/mile near the end</text:p>
      <text:p text:style-name="P21">Splits: 3:55.4 + 3:43.3 = 7:38.8</text:p>
      <text:p text:style-name="P21">¼ mile in about 2:30</text:p>
      <text:p text:style-name="P21">I warmed down with a ½ mile jog home.</text:p>
      <text:p text:style-name="P21"/>
      <text:p text:style-name="P21">Tues 5/9/2017 <text:span text:style-name="T1">5 miles</text:span></text:p>
      <text:p text:style-name="P21">I ran ½ mile to the gym.</text:p>
      <text:p text:style-name="P21">On a treadmill:</text:p>
      <text:p text:style-name="P21">4 miles in 10:01 + 9:00 + 7:57 + 7:26 = 34:24. The last half mile was in 3:39.</text:p>
      <text:p text:style-name="P21">I continually went faster as I ran with the last 0.1 miles at 6:58/mile. </text:p>
      <text:p text:style-name="P21">My pulse at the end of the 4 miles was 169 bpm.</text:p>
      <text:p text:style-name="P21">I warmed down with a half mile jog home.</text:p>
      <text:p text:style-name="P21"/>
      <text:p text:style-name="P21">Wed 5/10/2017 <text:span text:style-name="T1">5 miles</text:span></text:p>
      <text:p text:style-name="P21">I ran and walked 5 miles on slightly hilly roads and averaged 11:29/mile.</text:p>
      <text:p text:style-name="P21"/>
      <text:p text:style-name="P21">Thurs 5/11/2017 <text:span text:style-name="T1">no running</text:span></text:p>
      <text:p text:style-name="P22"/>
      <text:p text:style-name="P21">Fri 5/12/2107 <text:span text:style-name="T1">3 miles</text:span></text:p>
      <text:p text:style-name="P21">I ran 3 miles on hilly roads and averaged 10:21/mile.</text:p>
      <text:p text:style-name="P21"/>
      <text:p text:style-name="P21"/>
      <text:p text:style-name="P21"/>
      <text:p text:style-name="P22">22.5 miles in the last week</text:p>
      <text:p text:style-name="P22"/>
      <text:p text:style-name="P22"/>
      <text:p text:style-name="P22"/>
      <text:p text:style-name="P23"><text:soft-page-break/>Sat 5/13/2017 <text:span text:style-name="T1">5 miles</text:span></text:p>
      <text:p text:style-name="P23">I ran 5 miles on hilly roads and averaged 9:29/mile.</text:p>
      <text:p text:style-name="P23"/>
      <text:p text:style-name="P23">Sun 5/14/2017 <text:span text:style-name="T1">3 miles</text:span></text:p>
      <text:p text:style-name="P23">I ran 3 miles on hilly roads and grass and averaged 9:35/mile.</text:p>
      <text:p text:style-name="P23"/>
      <text:p text:style-name="P23">Mon 5/15/2017 <text:span text:style-name="T1">10.5 miles</text:span></text:p>
      <text:p text:style-name="P23">I ran 10 miles on the high school track and averaged 9:26/mile.</text:p>
      <text:p text:style-name="P23">I ran wide on the curves so every 4 laps equaled 1 mile.</text:p>
      <text:p text:style-name="P23">The first 5 miles averaged 9:57/mile.</text:p>
      <text:p text:style-name="P23">Miles 6 through 8 averaged 9:11/mile. I ran these 3 miles with John Ziegler.</text:p>
      <text:p text:style-name="P23">Miles 9 and 10 were in 8:42 and 8:17.</text:p>
      <text:p text:style-name="P23">I warmed down with a ½ mile jog. </text:p>
      <text:p text:style-name="P24"/>
      <text:p text:style-name="P23">Tues 5/16/2017<text:span text:style-name="T1"> 4 miles </text:span></text:p>
      <text:p text:style-name="P23">I ran and walked 4 miles on hilly roads and averaged 11:25/mile.</text:p>
      <text:p text:style-name="P23"/>
      <text:p text:style-name="P23">Wed 5/17/2017 <text:span text:style-name="T1">5 miles</text:span></text:p>
      <text:p text:style-name="P23">I ran and walked 5 miles on hilly roads and averaged 11:15/mile. I walked about 0.1 miles during each half mile.</text:p>
      <text:p text:style-name="P23"/>
      <text:p text:style-name="P23">Thur 5/18/2017 <text:span text:style-name="T1">6 miles</text:span></text:p>
      <text:p text:style-name="P23">I ran 6 miles with Jim Fitch on hilly roads and averaged 10:22/mile.</text:p>
      <text:p text:style-name="P23"/>
      <text:p text:style-name="P23">Fri 5/19/2017 <text:span text:style-name="T1">no running</text:span></text:p>
      <text:p text:style-name="P24"/>
      <text:p text:style-name="P24">33.5 miles in the last week </text:p>
      <text:p text:style-name="P24"/>
      <text:p text:style-name="P24"/>
      <text:p text:style-name="P24"/>
      <text:p text:style-name="P24"/>
      <text:p text:style-name="P9"/>
      <text:p text:style-name="P9"><text:soft-page-break/><text:span text:style-name="T2">Sat 5/20/2017</text:span> 11 miles</text:p>
      <text:p text:style-name="P10">On the Ernst Trail:</text:p>
      <text:p text:style-name="P10">I ran 1 mile and then I rested a few minutes.</text:p>
      <text:p text:style-name="P10">Then I ran and walked 10 miles with Jim Fitch and averaged 12:30/mile. <text:s/>We walked about as much as we ran.</text:p>
      <text:p text:style-name="P10"/>
      <text:p text:style-name="P10">Sun 5/21/2017 <text:span text:style-name="T1">3.5 miles</text:span></text:p>
      <text:p text:style-name="P10">I ran 3.5 miles mainly on the hilly 510 meter loop in Greendale Cemetery. <text:s/>This run included 2 x 510 meters with a 510 meter jog between them. The times were 2:30 and 2:25 which correspond to 7:53 and 7:37/mile pace.</text:p>
      <text:p text:style-name="P10"/>
      <text:p text:style-name="P10">Mon 5/22/2017 <text:span text:style-name="T1">5.25 miles</text:span></text:p>
      <text:p text:style-name="P10">I ran a ½ mile down to the gym in about 4:10 and rested 6 minutes. On the indoor track I ran a mile in 8:44 and rested 5 minutes. <text:s/>On a treadmill I ran 4 x ½ mile with a ¼ mile jog before each ½ mile run and a ¼ mile jog at the end. <text:s/>The ½ miles were all in 4:00 and the ¼ mile jogs were all in about 3:00.</text:p>
      <text:p text:style-name="P10"/>
      <text:p text:style-name="P10">Tues 5/23/2017 <text:span text:style-name="T1">6 miles</text:span></text:p>
      <text:p text:style-name="P10">I ran 6 miles on hilly roads and grass. <text:s/>Most of this run I did with Mark Ams.</text:p>
      <text:p text:style-name="P10"/>
      <text:p text:style-name="P10">Wed 5/24/2017 <text:span text:style-name="T1">no running</text:span></text:p>
      <text:p text:style-name="P9"/>
      <text:p text:style-name="P10">Thur 5/25/2017<text:span text:style-name="T1"> 5 miles</text:span></text:p>
      <text:p text:style-name="P10">On a treadmill I warmed up by running 2 miles in 10:02 + 8:18 =18:20 and rested </text:p>
      <text:p text:style-name="P10">6 minutes. <text:s/>Then I ran 2 miles:</text:p>
      <text:p text:style-name="P10">¼ mile in about 2:30</text:p>
      <text:p text:style-name="P10">1.5 miles with half mile splits: <text:s/>4:00 + 3:59 + 3:43</text:p>
      <text:p text:style-name="P10">¼ mile in about 2:30</text:p>
      <text:p text:style-name="P10">I warmed down with a ½ mile walk on the treadmill in 6:52, rested a few minutes and walked a ½ mile on the indoor track in 8:00.</text:p>
      <text:p text:style-name="P10">I used 6 weight machines for my upper body.</text:p>
      <text:p text:style-name="P10"/>
      <text:p text:style-name="P10">Fri 5/26/2017 <text:span text:style-name="T1">5.75 miles</text:span></text:p>
      <text:p text:style-name="P10">I ran with Jim Fitch on the high school track.</text:p>
      <text:p text:style-name="P10">Warm up: 1 mile jog and ¼ mile of drills</text:p>
      <text:p text:style-name="P10">4 miles at 10:12/mile</text:p>
      <text:p text:style-name="P10">Warm down: ½ mile jog</text:p>
      <text:p text:style-name="P10"/>
      <text:p text:style-name="P9">36.5 miles in the last week</text:p>
      <text:list xml:id="list7930139376326022383" text:style-name="L1">
        <text:list-item>
          <text:list>
            <text:list-header>
              <text:p text:style-name="P26"><text:s text:c="6"/></text:p>
            </text:list-header>
          </text:list>
        </text:list-item>
      </text:list>
      <text:p text:style-name="P9"/>
      <text:p text:style-name="P9"/>
      <text:p text:style-name="P24"><text:soft-page-break/><text:span text:style-name="T2">Sat 5/27/2107 </text:span>4.5 miles</text:p>
      <text:p text:style-name="P23">I ran 4 miles on hilly roads in 37:28 or 9:21/mile.</text:p>
      <text:p text:style-name="P23">Splits: 11:08, 9:14, 8:50, 8:16</text:p>
      <text:p text:style-name="P23">I warmed down with a half mile in about 5:00.</text:p>
      <text:p text:style-name="P23"/>
      <text:p text:style-name="P23">Sun 5/28/2017 <text:span text:style-name="T1">no running</text:span></text:p>
      <text:p text:style-name="P24"/>
      <text:p text:style-name="P23">Mon 5/29/2017<text:span text:style-name="T1"> 6.1 miles</text:span></text:p>
      <text:p text:style-name="P23">I<text:span text:style-name="T1"> </text:span>warmed up by running 3 miles at various paces.</text:p>
      <text:p text:style-name="P23">Then I ran the hilly Meadville “Human Race” 5K. Time: 24:29</text:p>
      <text:p text:style-name="P23">Mile split: 7:49, 8:12, 7:37 </text:p>
      <text:p text:style-name="P23">I should have warmed down but after talking to other runners I ran out of time.</text:p>
      <text:p text:style-name="P23"/>
      <text:p text:style-name="P23">Tues 5/30/2017 <text:span text:style-name="T1">6 miles</text:span></text:p>
      <text:p text:style-name="P23">I ran 2 miles on hilly roads and averaged 10:16/mile in Meadville.</text:p>
      <text:p text:style-name="P23">In the afternoon I walked 4 miles on the towpath in Cuyahoga National Park, Ohio. </text:p>
      <text:p text:style-name="P23"><text:s/></text:p>
      <text:p text:style-name="P23">Wed 5/31/2017 <text:span text:style-name="T1">2 miles</text:span></text:p>
      <text:p text:style-name="P23">I walked 2 miles in a park near Cleveland. </text:p>
      <text:p text:style-name="P23"/>
      <text:p text:style-name="P23">Thurs 6/1/2017 <text:span text:style-name="T1">5 miles</text:span></text:p>
      <text:p text:style-name="P23">I ran 5 miles on hilly roads in Meadville. <text:s/>The average pace was 10:17/mile.</text:p>
      <text:p text:style-name="P23"/>
      <text:p text:style-name="P23">Fri 6/2/2017 <text:span text:style-name="T1">4.5 miles</text:span></text:p>
      <text:p text:style-name="P23">I walked and ran 4.5 miles on mainly level ground and averaged about 13:30/mile. <text:s/>I walked about twice as much as I ran.</text:p>
      <text:p text:style-name="P23"/>
      <text:p text:style-name="P24">28.1 miles in the last week </text:p>
      <text:p text:style-name="P24"/>
      <text:p text:style-name="P9"/>
      <text:p text:style-name="P10"><text:soft-page-break/>Sat 6/3/2017 <text:span text:style-name="T1">10.5 miles</text:span></text:p>
      <text:p text:style-name="P10">I ran a slightly hilly 5 mile loop twice with a 2 minute rest between the two loops. <text:s/>The first mile on the loop is mainly uphill, miles 2, 3 and 4 are rolling, and the last mile is mainly down. <text:s/>I averaged 9:40/mile the first time I ran the loop and 8:52/mile the second time. <text:s/></text:p>
      <text:p text:style-name="P10">First 5 mile splits: <text:s text:c="4"/>10:03, 9:41, 9:39, 9:30, 9:30</text:p>
      <text:p text:style-name="P10">Second 5 mile splits: <text:s text:c="2"/>9:37, 9:23, 8:56, 8:22, 8:04</text:p>
      <text:p text:style-name="P10">I warmed down with a ½ mile jog.</text:p>
      <text:p text:style-name="P10">In the afternoon Mary Jane and I kayaked for 2 hours down French Creek. <text:s/>It was great exercise and we both had fun.</text:p>
      <text:p text:style-name="P10"/>
      <text:p text:style-name="P10">Sun 6/4/2017 <text:span text:style-name="T1">no running</text:span></text:p>
      <text:p text:style-name="P10"/>
      <text:p text:style-name="P10">Mon 6/5/2017 <text:span text:style-name="T1">4 miles</text:span></text:p>
      <text:p text:style-name="P10">I ran with 6 other runners on the high school track. </text:p>
      <text:p text:style-name="P10">warm up 2 miles</text:p>
      <text:p text:style-name="P10">6 x 300 meters with 200 meter jog after each and a ½ mile jog at the end. <text:s/>The jogs took about 2:30.</text:p>
      <text:p text:style-name="P10">Times for the 300 meter runs:</text:p>
      <text:p text:style-name="P10">1:26, 1:16, 1:19, 1:15, 1:14, 1:14</text:p>
      <text:p text:style-name="P10"/>
      <text:p text:style-name="P10">Tues 6/6/2017 <text:span text:style-name="T1">4 miles</text:span></text:p>
      <text:p text:style-name="P10">I ran 2 miles on a treadmill at 9:00/mile and went right into a ½ mile at various paces as fast as 7:19/mile. The ½ mile was in 4:09. <text:s/>Then I rested 6 minutes.</text:p>
      <text:p text:style-name="P10">I ran 2 x 0.2 miles with a 0.3 mile jog before each.</text:p>
      <text:p text:style-name="P10">The 0.2 mile runs were in 81 seconds or 6:45/mile.</text:p>
      <text:p text:style-name="P10">The 0.3 mile jogs were at 12:00/mile.</text:p>
      <text:p text:style-name="P10">I warmed down with a ½ mile in about 6:00. </text:p>
      <text:p text:style-name="P10"/>
      <text:p text:style-name="P10">Wed 6/7/2017 <text:s/><text:span text:style-name="T1">no running</text:span></text:p>
      <text:p text:style-name="P9"/>
      <text:p text:style-name="P10">Thur 6/8/2017 <text:span text:style-name="T1">5 miles</text:span></text:p>
      <text:p text:style-name="P10">I ran 5 miles on a hilly course. <text:s/>Half was on roads and half was on grass. <text:s/></text:p>
      <text:p text:style-name="P10">The average pace was about 10:00/mile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3"><text:soft-page-break/></text:p>
      <text:p text:style-name="P23"/>
      <text:p text:style-name="P23"/>
      <text:p text:style-name="P23"/>
      <text:p text:style-name="P23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6-08T19:58:39.52</dc:date>
    <dc:creator>James Lombardi</dc:creator>
    <meta:editing-duration>P1DT6H17M40S</meta:editing-duration>
    <meta:editing-cycles>233</meta:editing-cycles>
    <meta:document-statistic meta:table-count="0" meta:image-count="0" meta:object-count="0" meta:page-count="13" meta:paragraph-count="276" meta:word-count="3433" meta:character-count="16783"/>
  </office:meta>
</office:document-meta>
</file>